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207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208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209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210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211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212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8213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214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215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216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8217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8218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8219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8220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8221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8222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8223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8224" svg:stroke-width="0.019cm" svg:stroke-color="#0177b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8225" svg:stroke-width="0.019cm" svg:stroke-color="#0177bf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8226" svg:stroke-width="0cm" svg:stroke-color="#0177bf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8227" svg:stroke-width="0.019cm" svg:stroke-color="#0177bf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8228" svg:stroke-width="0.019cm" svg:stroke-color="#0177bf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-33%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10.267cm" svg:y="15.837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cm" svg:x="11.862cm" svg:y="15.818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10.341cm" svg:y1="15.837cm" svg:x2="11.841cm" svg:y2="15.837cm">
            <text:p/>
          </draw:line>
          <draw:frame draw:style-name="gr4" draw:text-style-name="P2" draw:layer="layout" svg:width="0.228cm" svg:height="0.38cm" svg:x="10.068cm" svg:y="14.588cm">
            <draw:text-box>
              <text:p text:style-name="P1"><text:span text:style-name="T1">C</text:span></text:p>
            </draw:text-box>
          </draw:frame>
          <draw:line draw:style-name="gr5" draw:text-style-name="P3" draw:layer="layout" svg:x1="11.841cm" svg:y1="15.837cm" svg:x2="10.341cm" svg:y2="14.837cm">
            <text:p/>
          </draw:line>
          <draw:line draw:style-name="gr6" draw:text-style-name="P3" draw:layer="layout" svg:x1="11.426cm" svg:y1="14.216cm" svg:x2="10.208cm" svg:y2="16.042cm">
            <text:p/>
          </draw:line>
          <draw:frame draw:style-name="gr7" draw:text-style-name="P4" draw:layer="layout" svg:width="0.324cm" svg:height="0.451cm" svg:x="11.525cm" svg:y="14.19cm">
            <draw:text-box>
              <text:p text:style-name="P1"><text:span text:style-name="T2">d</text:span><text:span text:style-name="T3">1</text:span></text:p>
            </draw:text-box>
          </draw:frame>
          <draw:line draw:style-name="gr8" draw:text-style-name="P3" draw:layer="layout" svg:x1="10.341cm" svg:y1="15.837cm" svg:x2="10.341cm" svg:y2="14.837cm">
            <text:p/>
          </draw:line>
          <draw:polyline draw:style-name="gr9" draw:text-style-name="P3" draw:layer="layout" svg:width="0.149cm" svg:height="0.149cm" svg:x="11.091cm" svg:y="15.689cm" svg:viewBox="0 0 150 150" draw:points="0,0 150,0 150,150">
            <text:p/>
          </draw:polyline>
          <draw:line draw:style-name="gr10" draw:text-style-name="P3" draw:layer="layout" svg:x1="11.097cm" svg:y1="14.097cm" svg:x2="11.097cm" svg:y2="16.081cm">
            <text:p/>
          </draw:line>
          <draw:frame draw:style-name="gr11" draw:text-style-name="P4" draw:layer="layout" svg:width="0.324cm" svg:height="0.451cm" svg:x="10.622cm" svg:y="14.057cm">
            <draw:text-box>
              <text:p text:style-name="P1"><text:span text:style-name="T2">d</text:span><text:span text:style-name="T3">2</text:span></text:p>
            </draw:text-box>
          </draw:frame>
          <draw:frame draw:style-name="gr12" draw:text-style-name="P2" draw:layer="layout" svg:width="0.249cm" svg:height="0.38cm" svg:x="11.162cm" svg:y="14.712cm">
            <draw:text-box>
              <text:p text:style-name="P1"><text:span text:style-name="T1">D</text:span></text:p>
            </draw:text-box>
          </draw:frame>
          <draw:line draw:style-name="gr13" draw:text-style-name="P3" draw:layer="layout" svg:x1="10.341cm" svg:y1="15.837cm" svg:x2="11.091cm" svg:y2="15.837cm">
            <text:p/>
          </draw:line>
          <draw:line draw:style-name="gr14" draw:text-style-name="P3" draw:layer="layout" svg:x1="10.705cm" svg:y1="15.88cm" svg:x2="10.655cm" svg:y2="15.793cm">
            <text:p/>
          </draw:line>
          <draw:line draw:style-name="gr15" draw:text-style-name="P3" draw:layer="layout" svg:x1="10.742cm" svg:y1="15.88cm" svg:x2="10.692cm" svg:y2="15.793cm">
            <text:p/>
          </draw:line>
          <draw:line draw:style-name="gr16" draw:text-style-name="P3" draw:layer="layout" svg:x1="11.091cm" svg:y1="15.837cm" svg:x2="11.841cm" svg:y2="15.837cm">
            <text:p/>
          </draw:line>
          <draw:line draw:style-name="gr17" draw:text-style-name="P3" draw:layer="layout" svg:x1="11.461cm" svg:y1="15.88cm" svg:x2="11.411cm" svg:y2="15.793cm">
            <text:p/>
          </draw:line>
          <draw:line draw:style-name="gr18" draw:text-style-name="P3" draw:layer="layout" svg:x1="11.492cm" svg:y1="15.88cm" svg:x2="11.442cm" svg:y2="15.793cm">
            <text:p/>
          </draw:line>
          <draw:polyline draw:style-name="gr19" draw:text-style-name="P5" draw:layer="layout" svg:width="0.149cm" svg:height="0.149cm" svg:x="10.341cm" svg:y="15.689cm" svg:viewBox="0 0 150 150" draw:points="0,0 150,0 150,150">
            <text:p/>
          </draw:polyline>
          <draw:frame draw:name="DescriptionOOoTep" draw:style-name="gr20" draw:text-style-name="P6" draw:layer="layout" svg:width="0.01cm" svg:height="0.004cm" svg:x="10.292cm" svg:y="15.788cm">
            <draw:text-box>
              <text:p/>
            </draw:text-box>
            <svg:desc>@options;
  repereortho(313,263,30,1,1){ 0 , moyen , grisfonce , num1 ,i};

@figure;
  A = point( -5 , 0 );
  B = point( -2 , 0 );
  sAB = segment( A , B );
  perpAsAB = perpendiculaire( A , sAB )  { i };
  C = pointsur( perpAsAB , 2 );
  sBC = segment( B , C );
  d1 = perpendiculaire( A , sBC );
  sAC = segment( A , C );
  d2 = mediatrice( sAB );
  D = intersection( d2 , d1 );
  I = intersection( d2 , sAB )  { i };
  sAI = segment( A , I )  { // };
  sIB = segment( I , B )  { // };
  angleCAB = angle( C , A , B );

</svg:desc>
          </draw:frame>
          <draw:line draw:style-name="gr21" draw:text-style-name="P7" draw:layer="layout" svg:x1="10.708cm" svg:y1="15.296cm" svg:x2="10.545cm" svg:y2="15.191cm">
            <text:p/>
          </draw:line>
          <draw:line draw:style-name="gr22" draw:text-style-name="P7" draw:layer="layout" svg:x1="10.65cm" svg:y1="15.038cm" svg:x2="10.54cm" svg:y2="15.1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207" draw:display-name="Dashed (var) 8207" draw:style="rect" draw:dots1="1" draw:dots1-length="0.002cm" draw:dots2="1" draw:dots2-length="0.002cm" draw:distance="0.002cm"/>
    <draw:stroke-dash draw:name="Dashed_20__28_var_29__20_8208" draw:display-name="Dashed (var) 8208" draw:style="rect" draw:dots1="1" draw:dots1-length="0.002cm" draw:dots2="1" draw:dots2-length="0.002cm" draw:distance="0.002cm"/>
    <draw:stroke-dash draw:name="Dashed_20__28_var_29__20_8209" draw:display-name="Dashed (var) 8209" draw:style="rect" draw:dots1="1" draw:dots1-length="0.002cm" draw:dots2="1" draw:dots2-length="0.002cm" draw:distance="0.002cm"/>
    <draw:stroke-dash draw:name="Dashed_20__28_var_29__20_8210" draw:display-name="Dashed (var) 8210" draw:style="rect" draw:dots1="1" draw:dots1-length="0.002cm" draw:dots2="1" draw:dots2-length="0.002cm" draw:distance="0.002cm"/>
    <draw:stroke-dash draw:name="Dashed_20__28_var_29__20_8211" draw:display-name="Dashed (var) 8211" draw:style="rect" draw:dots1="1" draw:dots1-length="0.002cm" draw:dots2="1" draw:dots2-length="0.002cm" draw:distance="0.002cm"/>
    <draw:stroke-dash draw:name="Dashed_20__28_var_29__20_8212" draw:display-name="Dashed (var) 8212" draw:style="rect" draw:dots1="1" draw:dots1-length="0.002cm" draw:dots2="1" draw:dots2-length="0.002cm" draw:distance="0.002cm"/>
    <draw:stroke-dash draw:name="Dashed_20__28_var_29__20_8213" draw:display-name="Dashed (var) 8213" draw:style="rect" draw:dots1="1" draw:dots1-length="0.002cm" draw:dots2="1" draw:dots2-length="0.002cm" draw:distance="0.002cm"/>
    <draw:stroke-dash draw:name="Dashed_20__28_var_29__20_8214" draw:display-name="Dashed (var) 8214" draw:style="rect" draw:dots1="1" draw:dots1-length="0.002cm" draw:dots2="1" draw:dots2-length="0.002cm" draw:distance="0.002cm"/>
    <draw:stroke-dash draw:name="Dashed_20__28_var_29__20_8215" draw:display-name="Dashed (var) 8215" draw:style="rect" draw:dots1="1" draw:dots1-length="0.002cm" draw:dots2="1" draw:dots2-length="0.002cm" draw:distance="0.002cm"/>
    <draw:stroke-dash draw:name="Dashed_20__28_var_29__20_8216" draw:display-name="Dashed (var) 8216" draw:style="rect" draw:dots1="1" draw:dots1-length="0.002cm" draw:dots2="1" draw:dots2-length="0.002cm" draw:distance="0.002cm"/>
    <draw:stroke-dash draw:name="Dashed_20__28_var_29__20_8217" draw:display-name="Dashed (var) 8217" draw:style="rect" draw:dots1="1" draw:dots1-length="0.002cm" draw:dots2="1" draw:dots2-length="0.002cm" draw:distance="0.002cm"/>
    <draw:stroke-dash draw:name="Dashed_20__28_var_29__20_8218" draw:display-name="Dashed (var) 8218" draw:style="rect" draw:dots1="1" draw:dots1-length="0.002cm" draw:dots2="1" draw:dots2-length="0.002cm" draw:distance="0.002cm"/>
    <draw:stroke-dash draw:name="Dashed_20__28_var_29__20_8219" draw:display-name="Dashed (var) 8219" draw:style="rect" draw:dots1="1" draw:dots1-length="0.002cm" draw:dots2="1" draw:dots2-length="0.002cm" draw:distance="0.002cm"/>
    <draw:stroke-dash draw:name="Dashed_20__28_var_29__20_8220" draw:display-name="Dashed (var) 8220" draw:style="rect" draw:dots1="1" draw:dots1-length="0.002cm" draw:dots2="1" draw:dots2-length="0.002cm" draw:distance="0.002cm"/>
    <draw:stroke-dash draw:name="Dashed_20__28_var_29__20_8221" draw:display-name="Dashed (var) 8221" draw:style="rect" draw:dots1="1" draw:dots1-length="0.002cm" draw:dots2="1" draw:dots2-length="0.002cm" draw:distance="0.002cm"/>
    <draw:stroke-dash draw:name="Dashed_20__28_var_29__20_8222" draw:display-name="Dashed (var) 8222" draw:style="rect" draw:dots1="1" draw:dots1-length="0.002cm" draw:dots2="1" draw:dots2-length="0.002cm" draw:distance="0.002cm"/>
    <draw:stroke-dash draw:name="Dashed_20__28_var_29__20_8223" draw:display-name="Dashed (var) 8223" draw:style="rect" draw:dots1="1" draw:dots1-length="0.002cm" draw:dots2="1" draw:dots2-length="0.002cm" draw:distance="0.002cm"/>
    <draw:stroke-dash draw:name="Dashed_20__28_var_29__20_8224" draw:display-name="Dashed (var) 8224" draw:style="rect" draw:dots1="1" draw:dots1-length="0.002cm" draw:dots2="1" draw:dots2-length="0.002cm" draw:distance="0.002cm"/>
    <draw:stroke-dash draw:name="Dashed_20__28_var_29__20_8225" draw:display-name="Dashed (var) 8225" draw:style="rect" draw:dots1="1" draw:dots1-length="0.002cm" draw:dots2="1" draw:dots2-length="0.002cm" draw:distance="0.002cm"/>
    <draw:stroke-dash draw:name="Dashed_20__28_var_29__20_8226" draw:display-name="Dashed (var) 8226" draw:style="rect" draw:dots1="1" draw:dots1-length="0.002cm" draw:dots2="1" draw:dots2-length="0.002cm" draw:distance="0.002cm"/>
    <draw:stroke-dash draw:name="Dashed_20__28_var_29__20_8227" draw:display-name="Dashed (var) 8227" draw:style="rect" draw:dots1="1" draw:dots1-length="0.002cm" draw:dots2="1" draw:dots2-length="0.002cm" draw:distance="0.002cm"/>
    <draw:stroke-dash draw:name="Dashed_20__28_var_29__20_8228" draw:display-name="Dashed (var) 8228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0:30.988692190</meta:creation-date>
    <dc:date>2018-02-26T13:40:56.535438793</dc:date>
    <meta:editing-duration>PT25S</meta:editing-duration>
    <meta:editing-cycles>1</meta:editing-cycles>
    <meta:document-statistic meta:object-count="23"/>
    <meta:generator>LibreOffice/6.0.0.3$MacOSX_X86_64 LibreOffice_project/64a0f66915f38c6217de274f0aa8e15618924765</meta:generator>
  </office:meta>
</office:document-meta>
</file>